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2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table:style-name="ce1" office:value-type="string" calcext:value-type="string">
            <text:p>题目类型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<text:a xlink:href="http://acm.hdu.edu.cn/contests/contest_showproblem.php?pid=1001&amp;cid=712" xlink:type="simple">A Poor King</text:a></text:p>
          </table:table-cell>
          <table:table-cell table:style-name="ce1" office:value-type="string" calcext:value-type="string">
            <text:p>0.00%(0/7)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<text:a xlink:href="http://acm.hdu.edu.cn/contests/contest_showproblem.php?pid=1002&amp;cid=712" xlink:type="simple">Best Division</text:a></text:p>
          </table:table-cell>
          <table:table-cell table:style-name="ce1" office:value-type="string" calcext:value-type="string">
            <text:p>10.88%(41/377)</text:p>
          </table:table-cell>
          <table:table-cell table:style-name="ce1" office:value-type="string" calcext:value-type="string">
            <text:p>dp、trie</text:p>
          </table:table-cell>
          <table:table-cell table:style-name="ce3" office:value-type="string" calcext:value-type="string">
            <text:p>sbn、yqp</text:p>
          </table:table-cell>
          <table:table-cell table:style-name="ce3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<text:a xlink:href="http://acm.hdu.edu.cn/contests/contest_showproblem.php?pid=1003&amp;cid=712" xlink:type="simple">Convex Hull</text:a></text:p>
          </table:table-cell>
          <table:table-cell table:style-name="ce1" office:value-type="string" calcext:value-type="string">
            <text:p>6.25%(5/80)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string" calcext:value-type="string">
            <text:p><text:a xlink:href="http://acm.hdu.edu.cn/contests/contest_showproblem.php?pid=1004&amp;cid=712" xlink:type="simple">Different Sums</text:a></text:p>
          </table:table-cell>
          <table:table-cell table:style-name="ce1" office:value-type="string" calcext:value-type="string">
            <text:p>0.00%(0/744)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string" calcext:value-type="string">
            <text:p><text:a xlink:href="http://acm.hdu.edu.cn/contests/contest_showproblem.php?pid=1005&amp;cid=712" xlink:type="simple">Easy Homework</text:a></text:p>
          </table:table-cell>
          <table:table-cell table:style-name="ce1" office:value-type="string" calcext:value-type="string">
            <text:p>0.00%(0/33)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<text:a xlink:href="http://acm.hdu.edu.cn/contests/contest_showproblem.php?pid=1006&amp;cid=712" xlink:type="simple">Flight</text:a></text:p>
          </table:table-cell>
          <table:table-cell table:style-name="ce1" office:value-type="string" calcext:value-type="string">
            <text:p>7.64%(11/144)</text:p>
          </table:table-cell>
          <table:table-cell table:style-name="ce1"/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<text:a xlink:href="http://acm.hdu.edu.cn/contests/contest_showproblem.php?pid=1007&amp;cid=712" xlink:type="simple">Generator</text:a></text:p>
          </table:table-cell>
          <table:table-cell table:style-name="ce1" office:value-type="string" calcext:value-type="string">
            <text:p>0.00%(0/2)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string" calcext:value-type="string">
            <text:p><text:a xlink:href="http://acm.hdu.edu.cn/contests/contest_showproblem.php?pid=1008&amp;cid=712" xlink:type="simple">Honey Tour</text:a></text:p>
          </table:table-cell>
          <table:table-cell table:style-name="ce1" office:value-type="string" calcext:value-type="string">
            <text:p>0.00%(0/2)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string" calcext:value-type="string">
            <text:p><text:a xlink:href="http://acm.hdu.edu.cn/contests/contest_showproblem.php?pid=1009&amp;cid=712" xlink:type="simple">Intersection is not allowed!</text:a></text:p>
          </table:table-cell>
          <table:table-cell table:style-name="ce1" office:value-type="string" calcext:value-type="string">
            <text:p>22.88%(27/118)</text:p>
          </table:table-cell>
          <table:table-cell table:style-name="ce1"/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<text:a xlink:href="http://acm.hdu.edu.cn/contests/contest_showproblem.php?pid=1010&amp;cid=712" xlink:type="simple">Jong Hyok and String</text:a></text:p>
          </table:table-cell>
          <table:table-cell table:style-name="ce1" office:value-type="string" calcext:value-type="string">
            <text:p>8.95%(41/458)</text:p>
          </table:table-cell>
          <table:table-cell table:style-name="ce1" office:value-type="string" calcext:value-type="string">
            <text:p>SAM、后缀数组</text:p>
          </table:table-cell>
          <table:table-cell table:style-name="ce4" office:value-type="string" calcext:value-type="string">
            <text:p>yqp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1"/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<text:a xlink:href="http://acm.hdu.edu.cn/contests/contest_showproblem.php?pid=1011&amp;cid=712" xlink:type="simple">K-th value</text:a></text:p>
          </table:table-cell>
          <table:table-cell table:style-name="ce1" office:value-type="string" calcext:value-type="string">
            <text:p>18.37%(9/49)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string" calcext:value-type="string">
            <text:p><text:a xlink:href="http://acm.hdu.edu.cn/contests/contest_showproblem.php?pid=1012&amp;cid=712" xlink:type="simple">Less Time, More profit</text:a></text:p>
          </table:table-cell>
          <table:table-cell table:style-name="ce1" office:value-type="string" calcext:value-type="string">
            <text:p>13.70%(199/1453)</text:p>
          </table:table-cell>
          <table:table-cell table:style-name="ce1" office:value-type="string" calcext:value-type="string">
            <text:p>最大权闭合子图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string" calcext:value-type="string">
            <text:p><text:a xlink:href="http://acm.hdu.edu.cn/contests/contest_showproblem.php?pid=1013&amp;cid=712" xlink:type="simple">Math is Fun</text:a></text:p>
          </table:table-cell>
          <table:table-cell table:style-name="ce1" office:value-type="string" calcext:value-type="string">
            <text:p>1.96%(1/51)</text:p>
          </table:table-cell>
          <table:table-cell table:style-name="ce1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office:value-type="string" calcext:value-type="string">
            <text:p>赛后</text:p>
          </table:table-cell>
          <table:table-cell table:style-name="ce3"/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赛上 </text:p>
          </table:table-cell>
          <table:table-cell table:style-name="ce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 table:number-rows-repeated="14">
          <table:table-cell table:number-columns-repeated="9"/>
          <table:table-cell table:style-name="ce1" table:number-columns-repeated="4"/>
          <table:table-cell table:number-columns-repeated="1011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00／00／00</text:date>, <text:time style:data-style-name="N2" text:time-value="20:00:39.79816189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22:00:18.048309771</meta:creation-date>
    <dc:date>2016-08-16T20:03:52.464154838</dc:date>
    <meta:editing-duration>PT2M35S</meta:editing-duration>
    <meta:editing-cycles>9</meta:editing-cycles>
    <meta:generator>LibreOffice/4.2.8.2$Linux_X86_64 LibreOffice_project/420m0$Build-2</meta:generator>
    <meta:document-statistic meta:table-count="1" meta:cell-count="66" meta:object-count="0"/>
  </office:meta>
</office:document-meta>
</file>